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#333333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Step:</text:p>
          </table:table-cell>
          <table:table-cell table:style-name="ce2"/>
          <table:table-cell table:style-name="ce2" office:value-type="string" calcext:value-type="string">
            <text:p>Knuth</text:p>
          </table:table-cell>
          <table:table-cell table:style-name="ce2" office:value-type="string" calcext:value-type="string">
            <text:p>Sedgewick</text:p>
          </table:table-cell>
          <table:table-cell table:style-name="ce2" office:value-type="string" calcext:value-type="string">
            <text:p>Pratt</text:p>
          </table:table-cell>
          <table:table-cell table:style-name="ce6" office:value-type="string" calcext:value-type="string">
            <text:p>Tokuda</text:p>
          </table:table-cell>
          <table:table-cell table:style-name="ce2" office:value-type="string" calcext:value-type="string">
            <text:p>Shell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Val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-10 | 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2857" calcext:value-type="float">
            <text:p>0.00372857</text:p>
          </table:table-cell>
          <table:table-cell office:value-type="float" office:value="0.00258013" calcext:value-type="float">
            <text:p>0.00258013</text:p>
          </table:table-cell>
          <table:table-cell office:value-type="float" office:value="0.00211122" calcext:value-type="float">
            <text:p>0.00211122</text:p>
          </table:table-cell>
          <table:table-cell office:value-type="float" office:value="0.00201177" calcext:value-type="float">
            <text:p>0.00201177</text:p>
          </table:table-cell>
          <table:table-cell office:value-type="float" office:value="0.00261288" calcext:value-type="float">
            <text:p>0.0026128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35815" calcext:value-type="float">
            <text:p>0.0235815</text:p>
          </table:table-cell>
          <table:table-cell office:value-type="float" office:value="0.0209327" calcext:value-type="float">
            <text:p>0.0209327</text:p>
          </table:table-cell>
          <table:table-cell office:value-type="float" office:value="0.0235701" calcext:value-type="float">
            <text:p>0.0235701</text:p>
          </table:table-cell>
          <table:table-cell office:value-type="float" office:value="0.0228267" calcext:value-type="float">
            <text:p>0.0228267</text:p>
          </table:table-cell>
          <table:table-cell office:value-type="float" office:value="0.028984" calcext:value-type="float">
            <text:p>0.02898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258304" calcext:value-type="float">
            <text:p>0.258304</text:p>
          </table:table-cell>
          <table:table-cell office:value-type="float" office:value="0.239411" calcext:value-type="float">
            <text:p>0.239411</text:p>
          </table:table-cell>
          <table:table-cell office:value-type="float" office:value="0.257187" calcext:value-type="float">
            <text:p>0.257187</text:p>
          </table:table-cell>
          <table:table-cell office:value-type="float" office:value="0.255607" calcext:value-type="float">
            <text:p>0.255607</text:p>
          </table:table-cell>
          <table:table-cell office:value-type="float" office:value="0.338111" calcext:value-type="float">
            <text:p>0.3381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1000 | 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2327" calcext:value-type="float">
            <text:p>0.00522327</text:p>
          </table:table-cell>
          <table:table-cell office:value-type="float" office:value="0.0058509" calcext:value-type="float">
            <text:p>0.0058509</text:p>
          </table:table-cell>
          <table:table-cell office:value-type="float" office:value="0.00359219" calcext:value-type="float">
            <text:p>0.00359219</text:p>
          </table:table-cell>
          <table:table-cell office:value-type="float" office:value="0.00366325" calcext:value-type="float">
            <text:p>0.00366325</text:p>
          </table:table-cell>
          <table:table-cell office:value-type="float" office:value="0.00415856" calcext:value-type="float">
            <text:p>0.0041585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77223" calcext:value-type="float">
            <text:p>0.0477223</text:p>
          </table:table-cell>
          <table:table-cell office:value-type="float" office:value="0.0428112" calcext:value-type="float">
            <text:p>0.0428112</text:p>
          </table:table-cell>
          <table:table-cell office:value-type="float" office:value="0.0469176" calcext:value-type="float">
            <text:p>0.0469176</text:p>
          </table:table-cell>
          <table:table-cell office:value-type="float" office:value="0.0429787" calcext:value-type="float">
            <text:p>0.0429787</text:p>
          </table:table-cell>
          <table:table-cell office:value-type="float" office:value="0.0558352" calcext:value-type="float">
            <text:p>0.055835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60507" calcext:value-type="float">
            <text:p>0.60507</text:p>
          </table:table-cell>
          <table:table-cell office:value-type="float" office:value="0.452238" calcext:value-type="float">
            <text:p>0.452238</text:p>
          </table:table-cell>
          <table:table-cell office:value-type="float" office:value="0.605699" calcext:value-type="float">
            <text:p>0.605699</text:p>
          </table:table-cell>
          <table:table-cell office:value-type="float" office:value="0.469325" calcext:value-type="float">
            <text:p>0.469325</text:p>
          </table:table-cell>
          <table:table-cell office:value-type="float" office:value="0.707668" calcext:value-type="float">
            <text:p>0.7076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10000 | 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47149" calcext:value-type="float">
            <text:p>0.00547149</text:p>
          </table:table-cell>
          <table:table-cell office:value-type="float" office:value="0.00398385" calcext:value-type="float">
            <text:p>0.00398385</text:p>
          </table:table-cell>
          <table:table-cell office:value-type="float" office:value="0.00385869" calcext:value-type="float">
            <text:p>0.00385869</text:p>
          </table:table-cell>
          <table:table-cell office:value-type="float" office:value="0.00389286" calcext:value-type="float">
            <text:p>0.00389286</text:p>
          </table:table-cell>
          <table:table-cell office:value-type="float" office:value="0.00437618" calcext:value-type="float">
            <text:p>0.00437618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0.0507568" calcext:value-type="float">
            <text:p>0.0507568</text:p>
          </table:table-cell>
          <table:table-cell office:value-type="float" office:value="0.0547253" calcext:value-type="float">
            <text:p>0.0547253</text:p>
          </table:table-cell>
          <table:table-cell office:value-type="float" office:value="0.0514102" calcext:value-type="float">
            <text:p>0.0514102</text:p>
          </table:table-cell>
          <table:table-cell office:value-type="float" office:value="0.0629497" calcext:value-type="float">
            <text:p>0.0629497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75225" calcext:value-type="float">
            <text:p>0.75225</text:p>
          </table:table-cell>
          <table:table-cell office:value-type="float" office:value="0.637984" calcext:value-type="float">
            <text:p>0.637984</text:p>
          </table:table-cell>
          <table:table-cell office:value-type="float" office:value="0.751612" calcext:value-type="float">
            <text:p>0.751612</text:p>
          </table:table-cell>
          <table:table-cell office:value-type="float" office:value="0.629645" calcext:value-type="float">
            <text:p>0.629645</text:p>
          </table:table-cell>
          <table:table-cell office:value-type="float" office:value="0.861657" calcext:value-type="float">
            <text:p>0.861657</text:p>
          </table:table-cell>
        </table:table-row>
        <table:table-row table:style-name="ro1">
          <table:table-cell table:style-name="ce5"/>
          <table:table-cell table:style-name="ce5" office:value-type="float" office:value="100000000" calcext:value-type="float">
            <text:p>100000000</text:p>
          </table:table-cell>
          <table:table-cell table:style-name="ce5" office:value-type="string" calcext:value-type="string">
            <text:p><text:s text:c="8"/>2m,44s</text:p>
          </table:table-cell>
          <table:table-cell table:style-name="ce5" office:value-type="string" calcext:value-type="string">
            <text:p><text:s text:c="7"/>1m, 14s</text:p>
          </table:table-cell>
          <table:table-cell office:value-type="string" calcext:value-type="string">
            <text:p>2m,44s</text:p>
          </table:table-cell>
          <table:table-cell table:style-name="ce5" office:value-type="string" calcext:value-type="string">
            <text:p><text:s text:c="8"/>1m,14s</text:p>
          </table:table-cell>
          <table:table-cell office:value-type="string" calcext:value-type="string">
            <text:p><text:s text:c="9"/>2m,44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 ti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4807777" calcext:value-type="float">
            <text:p>0.004807777</text:p>
          </table:table-cell>
          <table:table-cell office:value-type="float" office:value="0.004138293" calcext:value-type="float">
            <text:p>0.004138293</text:p>
          </table:table-cell>
          <table:table-cell office:value-type="float" office:value="0.003187367" calcext:value-type="float">
            <text:p>0.003187367</text:p>
          </table:table-cell>
          <table:table-cell office:value-type="float" office:value="0.003189293" calcext:value-type="float">
            <text:p>0.003189293</text:p>
          </table:table-cell>
          <table:table-cell office:value-type="float" office:value="0.003715873" calcext:value-type="float">
            <text:p>0.003715873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1949767" calcext:value-type="float">
            <text:p>0.041949767</text:p>
          </table:table-cell>
          <table:table-cell office:value-type="float" office:value="0.0381669" calcext:value-type="float">
            <text:p>0.0381669</text:p>
          </table:table-cell>
          <table:table-cell office:value-type="float" office:value="0.041737667" calcext:value-type="float">
            <text:p>0.041737667</text:p>
          </table:table-cell>
          <table:table-cell office:value-type="float" office:value="0.039071867" calcext:value-type="float">
            <text:p>0.039071867</text:p>
          </table:table-cell>
          <table:table-cell office:value-type="float" office:value="0.0492563" calcext:value-type="float">
            <text:p>0.0492563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538541333" calcext:value-type="float">
            <text:p>0.538541333</text:p>
          </table:table-cell>
          <table:table-cell office:value-type="float" office:value="0.443211" calcext:value-type="float">
            <text:p>0.443211</text:p>
          </table:table-cell>
          <table:table-cell office:value-type="float" office:value="0.538166" calcext:value-type="float">
            <text:p>0.538166</text:p>
          </table:table-cell>
          <table:table-cell office:value-type="float" office:value="0.451525667" calcext:value-type="float">
            <text:p>0.451525667</text:p>
          </table:table-cell>
          <table:table-cell office:value-type="float" office:value="0.635812" calcext:value-type="float">
            <text:p>0.6358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uth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wick step: <text:s text:c="16"/></text:p>
          </table:table-cell>
          <table:table-cell table:number-columns-repeated="2"/>
          <table:table-cell office:value-type="string" calcext:value-type="string">
            <text:p>9*(2^k-2^(k/2))+1 k even,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8*2^k-6*2^((k+1)/2)+1 k od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uth(based on Pratt) step:</text:p>
          </table:table-cell>
          <table:table-cell table:number-columns-repeated="2"/>
          <table:table-cell office:value-type="string" calcext:value-type="string">
            <text:p>(3^k-1)/2, not greater than Size/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uda step: <text:s text:c="42"/>(9*(9/4)^t-4) / 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l step : </text:p>
          </table:table-cell>
          <table:table-cell table:number-columns-repeated="2"/>
          <table:table-cell office:value-type="string" calcext:value-type="string">
            <text:p>Size/2^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0:16:52.877810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7:21:06.744754359</meta:creation-date>
    <dc:date>2020-10-17T02:08:53.410409551</dc:date>
    <meta:editing-duration>PT1H13M21S</meta:editing-duration>
    <meta:editing-cycles>9</meta:editing-cycles>
    <meta:generator>LibreOffice/6.4.6.2$Linux_X86_64 LibreOffice_project/40$Build-2</meta:generator>
    <meta:document-statistic meta:table-count="1" meta:cell-count="100" meta:object-count="0"/>
  </office:meta>
</office:document-meta>
</file>